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8320" officeooo:paragraph-rsid="000b8320"/>
    </style:style>
    <style:style style:name="P2" style:family="paragraph" style:parent-style-name="Standard">
      <style:paragraph-properties fo:text-align="center" style:justify-single-word="false"/>
      <style:text-properties officeooo:rsid="000b8320" officeooo:paragraph-rsid="000b8320"/>
    </style:style>
    <style:style style:name="P3" style:family="paragraph" style:parent-style-name="Standard">
      <style:text-properties officeooo:rsid="000d302d" officeooo:paragraph-rsid="000d302d"/>
    </style:style>
    <style:style style:name="P4" style:family="paragraph" style:parent-style-name="Standard">
      <style:text-properties officeooo:rsid="000dd50b" officeooo:paragraph-rsid="000dd50b"/>
    </style:style>
    <style:style style:name="P5" style:family="paragraph" style:parent-style-name="Standard">
      <style:text-properties officeooo:rsid="000e8909" officeooo:paragraph-rsid="000e8909"/>
    </style:style>
    <style:style style:name="P6" style:family="paragraph" style:parent-style-name="Standard" style:list-style-name="L1">
      <style:text-properties officeooo:rsid="000b8320" officeooo:paragraph-rsid="000b8320"/>
    </style:style>
    <style:style style:name="P7" style:family="paragraph" style:parent-style-name="Standard" style:list-style-name="L2">
      <style:text-properties officeooo:rsid="000b8320" officeooo:paragraph-rsid="000b8320"/>
    </style:style>
    <style:style style:name="P8" style:family="paragraph" style:parent-style-name="Standard" style:list-style-name="L2">
      <style:text-properties officeooo:rsid="000d302d" officeooo:paragraph-rsid="000d302d"/>
    </style:style>
    <style:style style:name="P9" style:family="paragraph" style:parent-style-name="Standard" style:list-style-name="L2">
      <style:text-properties officeooo:rsid="000e8909" officeooo:paragraph-rsid="000e8909"/>
    </style:style>
    <style:style style:name="P10" style:family="paragraph" style:parent-style-name="Standard" style:list-style-name="L4">
      <style:text-properties officeooo:rsid="000e8909" officeooo:paragraph-rsid="000e8909"/>
    </style:style>
    <style:style style:name="P11" style:family="paragraph" style:parent-style-name="Standard">
      <style:text-properties officeooo:rsid="000e8909" officeooo:paragraph-rsid="000e8909"/>
    </style:style>
    <style:style style:name="P12" style:family="paragraph" style:parent-style-name="Standard" style:list-style-name="L3">
      <style:text-properties officeooo:rsid="000dd50b" officeooo:paragraph-rsid="000dd50b"/>
    </style:style>
    <style:style style:name="P13" style:family="paragraph" style:parent-style-name="Standard">
      <style:text-properties officeooo:rsid="000f6fb8" officeooo:paragraph-rsid="000f6fb8"/>
    </style:style>
    <style:style style:name="P14" style:family="paragraph" style:parent-style-name="Standard" style:list-style-name="L5">
      <style:text-properties officeooo:rsid="000f6fb8" officeooo:paragraph-rsid="000f6fb8"/>
    </style:style>
    <style:style style:name="P15" style:family="paragraph" style:parent-style-name="Standard" style:list-style-name="L6">
      <style:text-properties officeooo:rsid="000f6fb8" officeooo:paragraph-rsid="000f6fb8"/>
    </style:style>
    <style:style style:name="P16" style:family="paragraph" style:parent-style-name="Standard" style:list-style-name="L7">
      <style:text-properties officeooo:rsid="000f6fb8" officeooo:paragraph-rsid="000f6f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045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YTHON</text:span> </text:p>
      <text:p text:style-name="P1">1. PYTHON INTRO:</text:p>
      <text:list text:style-name="L1">
        <text:list-item>
          <text:p text:style-name="P6">Python is a popular programming language. It was created by Guido van Rossum, and released in 1991.</text:p>
        </text:list-item>
        <text:list-item>
          <text:p text:style-name="P6">It is used for: web development (server-side), software development, mathematics and system scripting.</text:p>
        </text:list-item>
        <text:list-item>
          <text:p text:style-name="P6">Python relies on indentation to define scope.</text:p>
        </text:list-item>
      </text:list>
      <text:p text:style-name="P1"/>
      <text:p text:style-name="P1">2. GETTING STARTED:</text:p>
      <text:list text:style-name="L2">
        <text:list-item>
          <text:p text:style-name="P7">python3 –version – Shows the version of Python you have installed.</text:p>
        </text:list-item>
        <text:list-item>
          <text:p text:style-name="P8">You can run python3 in your terminal to run the comands and close it with exit().</text:p>
        </text:list-item>
        <text:list-item>
          <text:p text:style-name="P9">You can also make a .py file and run it with python3 filename.py.</text:p>
        </text:list-item>
      </text:list>
      <text:p text:style-name="P3"/>
      <text:p text:style-name="P4">3. PYTHON SYNTAX:</text:p>
      <text:list text:style-name="L3">
        <text:list-item>
          <text:p text:style-name="P12">In Python, variables are created when you assign a value to it. Python has no command for declaring a variable.</text:p>
        </text:list-item>
        <text:list-item>
          <text:p text:style-name="P12">Comments start with #.</text:p>
        </text:list-item>
      </text:list>
      <text:p text:style-name="P4"/>
      <text:p text:style-name="P5">4. PYTHON STATEMENTS:</text:p>
      <text:list text:style-name="L4">
        <text:list-item>
          <text:p text:style-name="P10">A computer program is a list of "instructions" to be "executed" by a computer. In a programming language, these programming instructions are called statements.</text:p>
        </text:list-item>
        <text:list-item>
          <text:p text:style-name="P10">Put each statement on its own line so your code is easy to understand.</text:p>
        </text:list-item>
      </text:list>
      <text:p text:style-name="P5"/>
      <text:p text:style-name="P13">5. PYTHON OUTPUT/PRINT:</text:p>
      <text:list text:style-name="L5">
        <text:list-item>
          <text:p text:style-name="P14">print("This will work!")</text:p>
        </text:list-item>
        <text:list-item>
          <text:p text:style-name="P14">print("Hello World!", end=" ") - Skips the newline at the end.</text:p>
        </text:list-item>
      </text:list>
      <text:p text:style-name="P13"/>
      <text:p text:style-name="P13">6. PRINT OUTPUT NUMBERS:</text:p>
      <text:list text:style-name="L6">
        <text:list-item>
          <text:p text:style-name="P15">print(50000) – Numbers do not need double quotes.</text:p>
        </text:list-item>
        <text:list-item>
          <text:p text:style-name="P15"><text:span text:style-name="T2">p</text:span>rint(3 + 3) – You can do math inside the print. </text:p>
        </text:list-item>
        <text:list-item>
          <text:p text:style-name="P15">print("I am", 35, "years old.") – You can combine text and numbers by separating them with a comma.</text:p>
        </text:list-item>
      </text:list>
      <text:p text:style-name="P13"/>
      <text:p text:style-name="P13">7. VARIABLES:</text:p>
      <text:list text:style-name="L7">
        <text:list-item>
          <text:p text:style-name="P1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9:10:47.401684144</meta:creation-date>
    <dc:date>2025-10-16T19:55:22.016773026</dc:date>
    <meta:editing-duration>PT24M33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224" meta:character-count="1259" meta:non-whitespace-character-count="1068"/>
  </office:meta>
</office:document-meta>
</file>